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DejaVu Sans" svg:font-family="'DejaVu Sans'"/>
    <style:font-face style:name="Noto Sans CJK SC1" svg:font-family="'Noto Sans CJK SC'"/>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666666"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4" style:family="graphic" style:parent-style-name="standard" style:list-style-name="L2">
      <style:graphic-properties draw:stroke="none" svg:stroke-width="0cm" draw:fill="none" draw:textarea-vertical-align="top" draw:auto-grow-height="false" draw:fit-to-size="shrink-to-fit" style:shrink-to-fit="true" fo:min-height="20.8cm" fo:min-width="27cm" fo:padding-top="0cm" fo:padding-bottom="0cm" fo:padding-left="0cm" fo:padding-right="0cm" fo:wrap-option="wrap"/>
    </style:style>
    <style:style style:name="gr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6cm" fo:min-width="27cm" fo:padding-top="0cm" fo:padding-bottom="0cm" fo:padding-left="0cm" fo:padding-right="0cm" fo:wrap-option="wrap"/>
    </style:style>
    <style:style style:name="gr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6cm" fo:min-width="27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pr1" style:family="presentation" style:parent-style-name="Title_2c__20_Content-notes">
      <style:graphic-properties draw:fill-color="#ffffff" fo:min-height="12.572cm"/>
    </style:style>
    <style:style style:name="pr2" style:family="presentation" style:parent-style-name="Title_20_Only-notes">
      <style:graphic-properties draw:fill-color="#ffffff" fo:min-height="12.572cm"/>
    </style:style>
    <style:style style:name="pr3" style:family="presentation" style:parent-style-name="Default-notes">
      <style:graphic-properties draw:fill-color="#ffffff" fo:min-height="12.572cm"/>
    </style:style>
    <style:style style:name="pr4" style:family="presentation" style:parent-style-name="Default_20_1-outline1">
      <style:graphic-properties fo:min-height="11.925cm"/>
    </style:style>
    <style:style style:name="pr5" style:family="presentation" style:parent-style-name="Default_20_1-notes">
      <style:graphic-properties draw:fill-color="#ffffff" fo:min-height="12.572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margin-top="0cm" fo:margin-bottom="0cm" fo:line-height="100%" fo:text-align="center" style:font-independent-line-spacing="true"/>
      <style:text-properties fo:font-size="18pt"/>
    </style:style>
    <style:style style:name="P4" style:family="paragraph">
      <loext:graphic-properties draw:fill-color="#ffffff"/>
    </style:style>
    <style:style style:name="P5" style:family="paragraph">
      <style:paragraph-properties fo:margin-top="0.666cm" fo:margin-bottom="0cm" fo:line-height="100%" fo:text-align="justify"/>
    </style:style>
    <style:style style:name="P6" style:family="paragraph">
      <style:paragraph-properties fo:margin-left="0cm" fo:margin-right="0cm" fo:margin-top="0.666cm" fo:margin-bottom="0cm" fo:line-height="100%" fo:text-align="justify" fo:text-indent="0cm"/>
    </style:style>
    <style:style style:name="P7" style:family="paragraph">
      <style:paragraph-properties fo:margin-left="1.2cm" fo:margin-right="0cm" fo:margin-top="0.666cm" fo:margin-bottom="0cm" fo:line-height="100%" fo:text-align="justify" fo:text-indent="-0.899cm">
        <style:tab-stops>
          <style:tab-stop style:position="0cm"/>
        </style:tab-stops>
      </style:paragraph-properties>
    </style:style>
    <style:style style:name="P8" style:family="paragraph">
      <style:paragraph-properties fo:margin-left="1.2cm" fo:margin-right="0cm" fo:margin-top="0.666cm" fo:margin-bottom="0cm" fo:line-height="100%" fo:text-align="start" fo:text-indent="-0.899cm">
        <style:tab-stops>
          <style:tab-stop style:position="0cm"/>
        </style:tab-stops>
      </style:paragraph-properties>
    </style:style>
    <style:style style:name="P9" style:family="paragraph">
      <style:paragraph-properties fo:margin-left="0cm" fo:margin-right="0cm" fo:margin-top="0.666cm" fo:margin-bottom="0cm" fo:line-height="100%" fo:text-align="start" fo:text-indent="0cm"/>
    </style:style>
    <style:style style:name="P10" style:family="paragraph">
      <style:paragraph-properties fo:margin-left="0cm" fo:margin-right="0cm" fo:margin-top="0.3cm" fo:margin-bottom="0cm" fo:line-height="100%" fo:text-align="start" fo:text-indent="0cm"/>
    </style:style>
    <style:style style:name="P11" style:family="paragraph">
      <loext:graphic-properties draw:fill="none"/>
      <style:paragraph-properties fo:margin-left="0cm" fo:margin-right="0cm" fo:margin-top="0.3cm" fo:margin-bottom="0cm" fo:line-height="100%" fo:text-align="start" fo:text-indent="0cm" style:font-independent-line-spacing="true"/>
      <style:text-properties fo:font-size="30pt" style:font-size-asian="30pt" style:font-size-complex="30pt"/>
    </style:style>
    <style:style style:name="P12" style:family="paragraph">
      <loext:graphic-properties draw:fill="none"/>
      <style:paragraph-properties fo:margin-left="0cm" fo:margin-right="0cm" fo:margin-top="0.666cm" fo:margin-bottom="0cm" fo:line-height="100%" fo:text-align="start" fo:text-indent="0cm" style:font-independent-line-spacing="true"/>
      <style:text-properties style:font-name="Courier New1" fo:font-size="26pt" style:font-size-asian="26pt" style:font-size-complex="26pt"/>
    </style:style>
    <style:style style:name="P13" style:family="paragraph">
      <loext:graphic-properties draw:fill-color="#ffffff"/>
      <style:text-properties fo:font-size="20pt"/>
    </style:style>
    <style:style style:name="P14" style:family="paragraph">
      <loext:graphic-properties draw:fill="none"/>
      <style:paragraph-properties fo:margin-left="0cm" fo:margin-right="0cm" fo:margin-top="0.666cm" fo:margin-bottom="0cm" fo:line-height="100%" fo:text-align="justify" fo:text-indent="0cm" style:font-independent-line-spacing="true"/>
      <style:text-properties style:font-name="Courier New1" fo:font-size="26pt" style:font-size-asian="26pt" style:font-size-complex="26pt"/>
    </style:style>
    <style:style style:name="P15" style:family="paragraph">
      <style:paragraph-properties fo:margin-top="0cm" fo:margin-bottom="0cm" fo:line-height="100%" fo:text-align="start"/>
    </style:style>
    <style:style style:name="P16" style:family="paragraph">
      <loext:graphic-properties draw:fill="none"/>
      <style:paragraph-properties fo:text-align="start"/>
      <style:text-properties fo:font-size="18pt"/>
    </style:style>
    <style:style style:name="P17" style:family="paragraph">
      <style:text-properties fo:color="#ffffff" style:font-name="Courier New1" style:text-underline-style="solid" style:text-underline-width="auto" style:text-underline-color="font-color"/>
    </style:style>
    <style:style style:name="T1" style:family="text">
      <style:text-properties fo:font-variant="normal" fo:text-transform="none" fo:color="#ffffff" style:text-line-through-style="none" style:text-line-through-type="none" style:text-position="0% 100%" style:font-name="Courier New" fo:font-size="54pt" fo:letter-spacing="normal"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ourier New"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4"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urier New"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urier New"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8" style:family="text">
      <style:text-properties fo:font-variant="normal" fo:text-transform="none" fo:color="#ffffff" style:text-line-through-style="none" style:text-line-through-type="none" style:text-position="0% 100%" style:font-name="Courier New"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urier New"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Noto Sans CJK SC1" style:font-size-asian="28pt" style:font-style-asian="normal" style:font-weight-asian="normal" style:font-size-complex="2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urier New"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4" style:family="text">
      <style:text-properties fo:font-variant="normal" fo:text-transform="none" fo:color="#ffffff" style:text-line-through-style="none" style:text-line-through-type="none" style:text-position="0% 100%" style:font-name="Courier New"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urier New" fo:font-size="42.5999984741211pt" fo:letter-spacing="normal" fo:font-style="normal" style:text-underline-style="none" fo:font-weight="normal" style:font-size-asian="42.5999984741211pt" style:font-style-asian="normal" style:font-weight-asian="normal" style:font-size-complex="42.5999984741211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17" style:family="text">
      <style:text-properties fo:font-variant="normal" fo:text-transform="none" fo:color="#ffffff" style:text-line-through-style="none" style:text-line-through-type="none" style:text-position="0% 100%" style:font-name="Courier New"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ourier New"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ffffff" style:text-line-through-style="none" style:text-line-through-type="none" style:text-position="33% 58%" style:font-name="Courier New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fo:font-variant="normal" fo:text-transform="none" fo:color="#ffffff" style:text-outline="false" style:text-line-through-style="none" style:text-line-through-type="none" style:text-position="0% 100%" style:font-name="Courier New1" fo:font-size="26pt" fo:letter-spacing="normal"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text-position="33% 58%" style:font-name="Courier New1" fo:font-size="26pt" fo:letter-spacing="normal"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4" style:family="text">
      <style:text-properties fo:color="#ffffff" style:font-name="Courier New1"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26.796cm" svg:height="3.808cm" svg:x="0.599cm" svg:y="2.667cm">
          <text:p text:style-name="P1"><text:span text:style-name="T1">Quick Sort:</text:span><text:span text:style-name="T2"><text:line-break/></text:span><text:span text:style-name="T3">Algorítimo de organização d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3" draw:layer="layout" svg:width="28.002cm" svg:height="5.416cm" svg:x="0cm" svg:y="9.865cm">
          <text:p text:style-name="P1"><text:span text:style-name="T4">Algoritmos e técnicas de programação II</text:span></text:p>
          <text:p text:style-name="P1"><text:span text:style-name="T4">Trabalho prático de programação 02</text:span></text:p>
          <text:p text:style-name="P1"><text:span text:style-name="T5"/></text:p>
          <text:p text:style-name="P1"><text:span text:style-name="T6">Rafael Bassi Rosseto // 191251968</text:span></text:p>
          <text:p text:style-name="P1"><text:span text:style-name="T6">Vinicius Polachini Mayer Freitas de Jesus // 191251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Title_20_Only" presentation:presentation-page-layout-name="AL2T19">
        <office:forms form:automatic-focus="false" form:apply-design-mode="false"/>
        <draw:custom-shape draw:name="CustomShape 1" draw:style-name="gr1" draw:text-style-name="P2" draw:layer="layout" svg:width="25.195cm" svg:height="3.725cm" svg:x="1.599cm" svg:y="7.15cm">
          <text:p text:style-name="P1"><text:span text:style-name="T7">Paradigma</text:span><text:span text:style-name="T2"><text:line-break/></text:span><text:span text:style-name="T7">Divide and Conqu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1">
        <office:forms form:automatic-focus="false" form:apply-design-mode="false"/>
        <draw:custom-shape draw:name="TextShape 1" draw:style-name="gr1" draw:text-style-name="P2" draw:layer="layout" svg:width="25.195cm" svg:height="2.288cm" svg:x="1.399cm" svg:y="1.443cm">
          <text:p text:style-name="P1"><text:span text:style-name="T8">Divide and Conqu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7cm" svg:height="14.287cm" svg:x="1.399cm" svg:y="4.912cm">
          <text:p text:style-name="P5"><text:span text:style-name="T9"><text:tab/></text:span><text:span text:style-name="T9">O </text:span><text:span text:style-name="T10">Divide and Conquer</text:span><text:span text:style-name="T9"> é um paradigma de programação de algoritmos que visa dividir um problema grande em dois problemas menores recursivamente, de forma que cada problema seja simples de resolver. Tipicamente este paradigma se divide em três fases:</text:span></text:p>
          <text:p text:style-name="P5"><text:span text:style-name="T9"/></text:p>
          <text:p text:style-name="P5"><text:span text:style-name="T9"><text:tab/></text:span><text:span text:style-name="T11">•</text:span><text:span text:style-name="T11">Divisão</text:span></text:p>
          <text:p text:style-name="P5"><text:span text:style-name="T11"/></text:p>
          <text:p text:style-name="P5"><text:span text:style-name="T12"><text:tab/></text:span><text:span text:style-name="T11">•</text:span><text:span text:style-name="T11">Conquista</text:span></text:p>
          <text:p text:style-name="P5"><text:span text:style-name="T11"/></text:p>
          <text:p text:style-name="P5"><text:span text:style-name="T12"><text:tab/></text:span><text:span text:style-name="T11">•</text:span><text:span text:style-name="T11">Combin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1">
        <office:forms form:automatic-focus="false" form:apply-design-mode="false"/>
        <draw:custom-shape draw:name="TextShape 1" draw:style-name="gr1" draw:text-style-name="P2" draw:layer="layout" svg:width="25.195cm" svg:height="1.695cm" svg:x="1.399cm" svg:y="1.74cm">
          <text:p text:style-name="P1"><text:span text:style-name="T13">Divide and Conquer - Divis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7cm" svg:height="14.287cm" svg:x="1.399cm" svg:y="4.912cm">
          <text:list text:style-name="L2">
            <text:list-header>
              <text:p text:style-name="P6"><text:span text:style-name="T14"><text:s/></text:span><text:span text:style-name="T14">O problema principal é dividido em sub-problemas menores, então verifica-se se estes sub-problemas são simples de resolver. Caso não sejam, cada sub-problema é dividido novamente até que se atinja o nível maximo de simplicidad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1">
        <office:forms form:automatic-focus="false" form:apply-design-mode="false"/>
        <draw:custom-shape draw:name="TextShape 1" draw:style-name="gr1" draw:text-style-name="P2" draw:layer="layout" svg:width="25.599cm" svg:height="1.695cm" svg:x="1.2cm" svg:y="1.74cm">
          <text:p text:style-name="P1"><text:span text:style-name="T13">Divide and Conquer - Conqui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7cm" svg:height="14.287cm" svg:x="1.399cm" svg:y="4.912cm">
          <text:list text:style-name="L2">
            <text:list-header>
              <text:p text:style-name="P6"><text:span text:style-name="T14"><text:s/></text:span><text:span text:style-name="T14">Cada sub-problema criado na fase de divisão é resolvido recursivamente, isto é, o ultimo problema da pilha é o primeiro a ser resolvido. É importante ressaltar que após a criação de uma pilha de problemas recursivo, a mesma é resolvida na fase de conquista antes da criação de uma segunda pilha de um mesmo problem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1">
        <office:forms form:automatic-focus="false" form:apply-design-mode="false"/>
        <draw:custom-shape draw:name="TextShape 1" draw:style-name="gr1" draw:text-style-name="P2" draw:layer="layout" svg:width="26.399cm" svg:height="1.695cm" svg:x="0.8cm" svg:y="1.74cm">
          <text:p text:style-name="P1"><text:span text:style-name="T13">Divide and Conquer - Combin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7cm" svg:height="14.287cm" svg:x="1.399cm" svg:y="4.912cm">
          <text:p text:style-name="P7"><text:span text:style-name="T15"><text:s text:c="2"/></text:span><text:span text:style-name="T15">Cada resultado obtido na fase de conquista é propriamente combinado, ao combinar os resultados de todos os sub-problemas resolve-se o problema princip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1">
        <office:forms form:automatic-focus="false" form:apply-design-mode="false"/>
        <draw:custom-shape draw:name="TextShape 1" draw:style-name="gr1" draw:text-style-name="P2" draw:layer="layout" svg:width="26.399cm" svg:height="1.695cm" svg:x="0.8cm" svg:y="1.74cm">
          <text:p text:style-name="P1"><text:span text:style-name="T13">Divide and Conquer – Ex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7cm" svg:height="14.287cm" svg:x="1.399cm" svg:y="4.912cm">
          <text:p text:style-name="P8"><text:span text:style-name="T9"><text:s text:c="2"/></text:span><text:span text:style-name="T9">Estes são alguns exemplos de algoritmos que utilizam o paradigma de Divide and Conquer:</text:span></text:p>
          <text:p text:style-name="P8"><text:span text:style-name="T11">• </text:span><text:span text:style-name="T11">Busca Binária;</text:span></text:p>
          <text:p text:style-name="P8"><text:span text:style-name="T11">• </text:span><text:span text:style-name="T11">Merge Sort;</text:span></text:p>
          <text:p text:style-name="P8"><text:span text:style-name="T11">• </text:span><text:span text:style-name="T11">Quick Sort;</text:span></text:p>
          <text:p text:style-name="P8"><text:span text:style-name="T11">• </text:span><text:span text:style-name="T11">Closest Pair Points</text:span></text:p>
          <text:p text:style-name="P8"><text:span text:style-name="T11">• </text:span><text:span text:style-name="T11">Algorítimo de Stras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Title_20_Only" presentation:presentation-page-layout-name="AL2T19">
        <draw:custom-shape draw:name="CustomShape 1" draw:style-name="gr1" draw:text-style-name="P2" draw:layer="layout" svg:width="25.195cm" svg:height="3.725cm" svg:x="1.599cm" svg:y="7.15cm">
          <text:p text:style-name="P1"><text:span text:style-name="T7">Algoritmo</text:span><text:span text:style-name="T2"><text:line-break/></text:span><text:span text:style-name="T7">Quick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1">
        <draw:custom-shape draw:name="TextShape 1" draw:style-name="gr1" draw:text-style-name="P2" draw:layer="layout" svg:width="26.399cm" svg:height="2.288cm" svg:x="0.8cm" svg:y="1.444cm">
          <text:p text:style-name="P1"><text:span text:style-name="T8">Quick Sort - Introd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5.197cm" svg:height="13.687cm" svg:x="1.399cm" svg:y="4.912cm">
          <text:list text:style-name="L2">
            <text:list-header>
              <text:p text:style-name="P6"><text:span text:style-name="T15"><text:s/></text:span><text:span text:style-name="T15">O Quick Sort é um algorítimo recursivo de organização de arrays que utiliza o paradigma de Divide and Conquer. O algorítimo utiliza um elemento pivot e particiona os elementos menores e maiores que ele à sua esquerda e direita respectivamente, de forma que o pivot fique na posição correta em um array.</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1">
        <draw:custom-shape draw:name="TextShape 1" draw:style-name="gr1" draw:text-style-name="P2" draw:layer="layout" svg:width="26.999cm" svg:height="2.118cm" svg:x="0.4cm" svg:y="1.529cm">
          <text:p text:style-name="P1"><text:span text:style-name="T16">Quick Sort - Pseudocódi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6.999cm" svg:height="13.687cm" svg:x="0.4cm" svg:y="4.912cm">
          <text:list text:style-name="L2">
            <text:list-header>
              <text:p text:style-name="P9"><text:span text:style-name="T17">QuickSort(arranjo[], inicio, fim){</text:span></text:p>
              <text:p text:style-name="P9"><text:span text:style-name="T17"><text:s/></text:span><text:span text:style-name="T17">se (baixo &lt; alto){</text:span></text:p>
              <text:p text:style-name="P9"><text:span text:style-name="T17"><text:s text:c="2"/></text:span><text:span text:style-name="T17">part_index = Partição(arranjo, inicio, fim);</text:span></text:p>
              <text:p text:style-name="P9"><text:span text:style-name="T17"><text:s text:c="2"/></text:span><text:span text:style-name="T17">QuickSort(arranjo, inicio, part_index – 1);</text:span></text:p>
              <text:p text:style-name="P9"><text:span text:style-name="T17"><text:s text:c="2"/></text:span><text:span text:style-name="T17">QuickSort(arranjo, partição + 1, fim);</text:span></text:p>
              <text:p text:style-name="P9"><text:span text:style-name="T17"><text:s/></text:span><text:span text:style-name="T17">}</text:span></text:p>
              <text:p text:style-name="P9"><text:span text:style-name="T17">}</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1">
        <draw:custom-shape draw:name="TextShape 1" draw:style-name="gr1" draw:text-style-name="P2" draw:layer="layout" svg:width="26.999cm" svg:height="2.118cm" svg:x="0.484cm" svg:y="0.857cm">
          <text:p text:style-name="P1"><text:span text:style-name="T16">Quick Sort - Pseudocódi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6.999cm" svg:height="16.999cm" svg:x="0.4cm" svg:y="3.6cm">
          <text:list text:style-name="L2">
            <text:list-header>
              <text:p text:style-name="P9"><text:span text:style-name="T18">Partição(arranjo, inicio, fim){</text:span></text:p>
              <text:p text:style-name="P9"><text:span text:style-name="T18"><text:s/></text:span><text:span text:style-name="T18">pivot = arranjo[fim];</text:span></text:p>
              <text:p text:style-name="P9"><text:span text:style-name="T18"><text:s/></text:span><text:span text:style-name="T18">i = (inicio – 1);</text:span></text:p>
              <text:p text:style-name="P9"><text:span text:style-name="T18"><text:s/></text:span><text:span text:style-name="T18">para(j=inicio; j&lt;=fim; j++){</text:span></text:p>
              <text:p text:style-name="P9"><text:span text:style-name="T18"><text:s text:c="2"/></text:span><text:span text:style-name="T18">se(arranjo[j] &lt; pivot){</text:span></text:p>
              <text:p text:style-name="P9"><text:span text:style-name="T18"><text:s text:c="3"/></text:span><text:span text:style-name="T18">i++;</text:span></text:p>
              <text:p text:style-name="P9"><text:span text:style-name="T18"><text:s text:c="3"/></text:span><text:span text:style-name="T18">Troca(arranjo[i] e arranjo[j]);</text:span></text:p>
              <text:p text:style-name="P9"><text:span text:style-name="T18"><text:s text:c="2"/></text:span><text:span text:style-name="T18">}</text:span></text:p>
              <text:p text:style-name="P9"><text:span text:style-name="T18"><text:s/></text:span><text:span text:style-name="T18">}</text:span></text:p>
              <text:p text:style-name="P9"><text:span text:style-name="T18"><text:s/></text:span><text:span text:style-name="T18">Troca(arranjo[i+1] e arranjo[fim]);</text:span></text:p>
              <text:p text:style-name="P9"><text:span text:style-name="T18"><text:s/></text:span><text:span text:style-name="T18">retorno (i+1);</text:span></text:p>
              <text:p text:style-name="P9"><text:span text:style-name="T18">}</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1">
        <draw:custom-shape draw:name="TextShape 1" draw:style-name="gr1" draw:text-style-name="P2" draw:layer="layout" svg:width="26.999cm" svg:height="2.118cm" svg:x="0.4cm" svg:y="1.529cm">
          <text:p text:style-name="P1"><text:span text:style-name="T16">Quick Sort - Pseudocódi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6.999cm" svg:height="13.687cm" svg:x="0.4cm" svg:y="4.912cm">
          <text:list text:style-name="L2">
            <text:list-header>
              <text:p text:style-name="P9"><text:span text:style-name="T17"><text:s text:c="2"/></text:span><text:span text:style-name="T17">Os elementos inicio e fim são a posição do primeiro e do ultimo elemento do array:</text:span></text:p>
            </text:list-header>
          </text:list>
          <text:p text:style-name="P9"><text:span text:style-name="T17"/></text:p>
          <text:list text:continue-numbering="true" text:style-name="L2">
            <text:list-header>
              <text:p text:style-name="P9"><text:span text:style-name="T17">Arranjo[] = {20, 50, 10, 40, 70, 60, 30}</text:span></text:p>
              <text:p text:style-name="P9"><text:span text:style-name="T17">Posição = <text:s text:c="4"/>0 <text:s text:c="2"/>1 <text:s text:c="2"/>2 <text:s text:c="2"/>3 <text:s text:c="2"/>4 <text:s text:c="2"/>5 <text:s text:c="2"/>6</text:span></text:p>
            </text:list-header>
          </text:list>
          <text:p text:style-name="P9"><text:span text:style-name="T17"/></text:p>
          <text:p text:style-name="P9"><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1">
        <draw:custom-shape draw:name="TextShape 1" draw:style-name="gr1" draw:text-style-name="P2" draw:layer="layout" svg:width="26.999cm" svg:height="2.118cm" svg:x="0.4cm" svg:y="1.529cm">
          <text:p text:style-name="P1"><text:span text:style-name="T16">Quick Sort - Algorit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26.999cm" svg:height="15.999cm" svg:x="0.4cm" svg:y="4.2cm">
          <text:list text:style-name="L2">
            <text:list-header>
              <text:p text:style-name="P9"><text:span text:style-name="T18">1. Selecionamos um elemento pivot, pode-se utilizar o primeiro, o ultimo, o mediano ou um elemento aleatório do array.</text:span></text:p>
              <text:p text:style-name="P9"><text:span text:style-name="T18">2. Procuramos o primeiro elemento à esquerda que é maior do que o pivot, e o primeiro elemento a direita que é menor que o pivot.</text:span></text:p>
              <text:p text:style-name="P9"><text:span text:style-name="T18">3. Trocamos estes elementos de posição, e repetimos a etapa 2 a partir dos elementos que foram até que os contadores se encontrem no array.</text:span></text:p>
              <text:p text:style-name="P9"><text:span text:style-name="T18">4. Trocamos de posição o pivot e o maior elemento da ultima troca. Neste momento o pivot estará em sua posição correta no array.</text:span></text:p>
            </text:list-header>
          </text:list>
          <text:p text:style-name="P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1">
        <draw:custom-shape draw:name="TextShape 2" draw:style-name="gr4" draw:text-style-name="P11" draw:layer="layout" svg:width="26.999cm" svg:height="20.799cm" svg:x="0.4cm" svg:y="0.2cm">
          <text:p text:style-name="P10"><text:span text:style-name="T19">void QuickSort(int array[], int inicio, int fim){</text:span></text:p>
          <text:p text:style-name="P10"><text:span text:style-name="T19"><text:s text:c="2"/></text:span><text:span text:style-name="T19">int i, j, pivot, temp;</text:span></text:p>
          <text:p text:style-name="P10"><text:span text:style-name="T19"><text:s text:c="2"/></text:span><text:span text:style-name="T19">if (inicio &lt; fim){</text:span></text:p>
          <text:p text:style-name="P10"><text:span text:style-name="T19"><text:s text:c="4"/></text:span><text:span text:style-name="T19">pivot = inicio;</text:span></text:p>
          <text:p text:style-name="P10"><text:span text:style-name="T19"><text:s text:c="4"/></text:span><text:span text:style-name="T19">i = inicio;</text:span></text:p>
          <text:p text:style-name="P10"><text:span text:style-name="T19"><text:s text:c="4"/></text:span><text:span text:style-name="T19">j = fim;</text:span></text:p>
          <text:p text:style-name="P10"><text:span text:style-name="T19"><text:s text:c="4"/></text:span><text:span text:style-name="T19">while(i &lt; j){</text:span></text:p>
          <text:p text:style-name="P10"><text:span text:style-name="T19"><text:s text:c="6"/></text:span><text:span text:style-name="T19">while(array[i] &lt;= array[pivot] &amp;&amp; i &lt; fim)</text:span></text:p>
          <text:p text:style-name="P10"><text:span text:style-name="T19"><text:s text:c="6"/></text:span><text:span text:style-name="T19">i++;</text:span></text:p>
          <text:p text:style-name="P10"><text:span text:style-name="T19"><text:s text:c="6"/></text:span><text:span text:style-name="T19">while(array[j] &gt; array[pivot])</text:span></text:p>
          <text:p text:style-name="P10"><text:span text:style-name="T19"><text:s text:c="6"/></text:span><text:span text:style-name="T19">j--;</text:span></text:p>
          <text:p text:style-name="P10"><text:span text:style-name="T19"><text:s text:c="6"/></text:span><text:span text:style-name="T19">if(i &lt; j){</text:span></text:p>
          <text:p text:style-name="P10"><text:span text:style-name="T19"><text:s text:c="8"/></text:span><text:span text:style-name="T19">temp = array[i];</text:span></text:p>
          <text:p text:style-name="P10"><text:span text:style-name="T19"><text:s text:c="8"/></text:span><text:span text:style-name="T19">array[i] = array[j];</text:span></text:p>
          <text:p text:style-name="P10"><text:span text:style-name="T19"><text:s text:c="8"/></text:span><text:span text:style-name="T19">array[j] = temp;</text:span></text:p>
          <text:p text:style-name="P10"><text:span text:style-name="T19"><text:s text:c="6"/></text:span><text:span text:style-name="T19">}</text:span></text:p>
          <text:p text:style-name="P10"><text:span text:style-name="T19"><text:s text:c="4"/></text:span><text:span text:style-name="T19">}</text:span></text:p>
          <text:p text:style-name="P10"><text:span text:style-name="T19"><text:s text:c="4"/></text:span><text:span text:style-name="T19">temp = array[pivot];</text:span></text:p>
          <text:p text:style-name="P10"><text:span text:style-name="T19"><text:s text:c="4"/></text:span><text:span text:style-name="T19">array[pivot] = array[j];</text:span></text:p>
          <text:p text:style-name="P10"><text:span text:style-name="T19"><text:s text:c="4"/></text:span><text:span text:style-name="T19">array[j] = temp;</text:span></text:p>
          <text:p text:style-name="P10"><text:span text:style-name="T19"><text:s text:c="4"/></text:span><text:span text:style-name="T19">QuickSort(array, inicio, j-1);</text:span></text:p>
          <text:p text:style-name="P10"><text:span text:style-name="T19"><text:s text:c="4"/></text:span><text:span text:style-name="T19">QuickSort(array, j+1, fim);</text:span></text:p>
          <text:p text:style-name="P10"><text:span text:style-name="T19"><text:s text:c="2"/></text:span><text:span text:style-name="T19">}</text:span></text:p>
          <text:p text:style-name="P10"><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Title_20_Only" presentation:presentation-page-layout-name="AL2T19">
        <draw:custom-shape draw:name="CustomShape 1" draw:style-name="gr1" draw:text-style-name="P2" draw:layer="layout" svg:width="25.195cm" svg:height="3.725cm" svg:x="1.599cm" svg:y="7.15cm">
          <text:p text:style-name="P1"><text:span text:style-name="T7">Como o pivot interfere</text:span><text:span text:style-name="T2"><text:line-break/></text:span><text:span text:style-name="T7">no algorit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1">
        <draw:custom-shape draw:name="TextShape 1" draw:style-name="gr5" draw:text-style-name="P3" draw:layer="layout" svg:width="26.999cm" svg:height="2.118cm" svg:x="0.4cm" svg:y="1.529cm">
          <text:p text:style-name="P1"><text:span text:style-name="T16">Piv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2" draw:layer="layout" svg:width="26.999cm" svg:height="15.999cm" svg:x="0.4cm" svg:y="4.2cm">
          <text:list text:style-name="L2">
            <text:list-header>
              <text:p text:style-name="P9"><text:span text:style-name="T20"><text:s text:c="2"/></text:span><text:span text:style-name="T20">A escolha do pivot no algoritmo influencia no seu funcionamento, existem quatro opções de escolha para se utilizar:</text:span></text:p>
              <text:p text:style-name="P9"><text:span text:style-name="T20">Utilizar o primeiro elemento como pivot;</text:span></text:p>
              <text:p text:style-name="P9"><text:span text:style-name="T20">Utilizar o ultimo elemento como pivot;</text:span></text:p>
              <text:p text:style-name="P9"><text:span text:style-name="T20">Utilizar o elemento mediano como pivot;</text:span></text:p>
              <text:p text:style-name="P9"><text:span text:style-name="T20">Utilizar um elemento aleatório como pivot;</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6" presentation:class="page"/>
          <draw:frame presentation:style-name="pr3"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1">
        <draw:custom-shape draw:name="TextShape 1" draw:style-name="gr7" draw:text-style-name="P3" draw:layer="layout" svg:width="26.999cm" svg:height="2.118cm" svg:x="0.4cm" svg:y="1.529cm">
          <text:p text:style-name="P1"><text:span text:style-name="T16">Piv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4" draw:layer="layout" svg:width="26.999cm" svg:height="15.999cm" svg:x="0.4cm" svg:y="4.2cm">
          <text:list text:style-name="L2">
            <text:list-header>
              <text:p text:style-name="P6"><text:span text:style-name="T20"><text:s text:c="2"/></text:span><text:span text:style-name="T20">A escolha do pivot está diretamente relacionada com o pior caso possível de complexidade do Quick Sort O(n</text:span><text:span text:style-name="T21">2</text:span><text:span text:style-name="T20">), este caso acontece em diferentes situações dependendo de qual elemento foi utilizado como pivot.</text:span></text:p>
            </text:list-header>
          </text:list>
          <text:p text:style-name="P6"><text:span text:style-name="T22"><text:s text:c="2"/></text:span><text:span text:style-name="T22">Se utilizarmos o Quick Sort em um array que já </text:span><text:span text:style-name="T22"><text:tab/></text:span><text:span text:style-name="T22">está ordenado utilizando o ultimo elemento </text:span><text:span text:style-name="T22"><text:tab/></text:span><text:span text:style-name="T22"><text:tab/></text:span><text:span text:style-name="T22"><text:tab/></text:span><text:span text:style-name="T22">como pivot, cairemos no caso de complexidade </text:span><text:span text:style-name="T22"><text:tab/></text:span><text:span text:style-name="T22"><text:tab/></text:span><text:span text:style-name="T22">O(n</text:span><text:span text:style-name="T23">2</text:span><text:span text:style-name="T22">). Caso o array esteja ordenado de forma </text:span><text:span text:style-name="T22"><text:tab/></text:span><text:span text:style-name="T22"><text:tab/></text:span><text:span text:style-name="T22">decrescente, cairemos no caso de complexidade </text:span><text:span text:style-name="T22"><text:tab/></text:span><text:span text:style-name="T20">O(n</text:span><text:span text:style-name="T21">2</text:span><text:span text:style-name="T20">) se o pivot utilizado for o primeiro </text:span><text:span text:style-name="T20"><text:tab/></text:span><text:span text:style-name="T20"><text:tab/></text:span><text:span text:style-name="T20"><text:tab/></text:span><text:span text:style-name="T20">ele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9cm" svg:height="10.476cm" svg:x="3.81cm" svg:y="2.123cm" draw:page-number="17" presentation:class="page"/>
          <draw:frame presentation:style-name="pr3" draw:text-style-name="P13" draw:layer="layout" svg:width="17.271cm" svg:height="12.572cm" svg:x="2.159cm" svg:y="13.271cm" presentation:class="notes" presentation:placeholder="true">
            <draw:text-box/>
          </draw:frame>
        </presentation:notes>
      </draw:page>
      <draw:page draw:name="page18" draw:style-name="dp1" draw:master-page-name="Default_20_1" presentation:presentation-page-layout-name="AL3T1">
        <draw:custom-shape draw:name="CustomShape 1" draw:style-name="gr1" draw:text-style-name="P2" draw:layer="layout" svg:width="25.195cm" svg:height="1.863cm" svg:x="1.399cm" svg:y="1.656cm">
          <text:p text:style-name="P15"><text:span text:style-name="T7">Bibliograf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6" draw:layer="layout" svg:width="25.195cm" svg:height="12.175cm" svg:x="1.399cm" svg:y="4.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25.195cm" svg:height="12.175cm" svg:x="1.399cm" svg:y="4.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7" draw:layer="layout" svg:width="27.8cm" svg:height="12.175cm" svg:x="-0.4cm" svg:y="4.912cm" presentation:class="outline" presentation:user-transformed="true">
          <draw:text-box>
            <text:list text:style-name="L3">
              <text:list-header>
                <text:p><text:span text:style-name="T24"><text:a xlink:href="https://www.geeksforgeeks.org/divide-and-conquer-algorithm-introduction/" xlink:type="simple">https://www.geeksforgeeks.org/divide-and-conquer-algorithm-introduction/</text:a></text:span></text:p>
                <text:p><text:span text:style-name="T24"><text:a xlink:href="https://medium.com/brandons-computer-science-notes/divide-and-conquer-algorithms-4e83d9999ffa" xlink:type="simple">https://medium.com/brandons-computer-science-notes/divide-and-conquer-algorithms-4e83d9999ffa</text:a></text:span></text:p>
                <text:p><text:span text:style-name="T24"><text:a xlink:href="https://www.geeksforgeeks.org/quick-sort/" xlink:type="simple">https://www.geeksforgeeks.org/quick-sort/</text:a></text:span></text:p>
                <text:p><text:span text:style-name="T24"><text:a xlink:href="https://hackr.io/blog/quick-sort-in-c" xlink:type="simple">https://hackr.io/blog/quick-sort-in-c</text:a></text:span></text:p>
                <text:p><text:span text:style-name="T24"/></text:p>
              </text:list-header>
            </text:list>
          </draw:text-box>
        </draw:frame>
        <presentation:notes draw:style-name="dp2">
          <draw:page-thumbnail draw:style-name="gr2" draw:layer="layout" svg:width="13.969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DejaVu Sans" svg:font-family="'DejaVu Sans'"/>
    <style:font-face style:name="Noto Sans CJK SC1" svg:font-family="'Noto Sans CJK SC'"/>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c__20_Content-backgroundobjects">
      <style:graphic-properties draw:stroke="none" draw:fill="none" draw:fill-color="#ffffff" draw:auto-grow-height="false" fo:min-height="1.397cm"/>
    </style:style>
    <style:style style:name="Mpr2" style:family="presentation" style:parent-style-name="Title_2c__20_Content-backgroundobjects">
      <style:graphic-properties draw:stroke="none" draw:fill="none" draw:fill-color="#ffffff" draw:textarea-vertical-align="bottom" draw:auto-grow-height="false" fo:min-height="1.397cm"/>
    </style:style>
    <style:style style:name="Mpr3" style:family="presentation" style:parent-style-name="Title_20_Only-backgroundobjects">
      <style:graphic-properties draw:stroke="none" draw:fill="none" draw:fill-color="#ffffff" draw:auto-grow-height="false" fo:min-height="1.397cm"/>
    </style:style>
    <style:style style:name="Mpr4" style:family="presentation" style:parent-style-name="Title_20_Only-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5cm" svg:height="3.506cm" svg:x="1.399cm" svg:y="0.835cm" presentation:class="title" presentation:placeholder="true" presentation:user-transformed="true">
        <draw:text-box/>
      </draw:frame>
      <draw:frame draw:name="PlaceHolder 2" presentation:style-name="Title_2c__20_Content-outline1" draw:layer="backgroundobjects" svg:width="25.195cm" svg:height="12.175cm" svg:x="1.399cm" svg:y="4.912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laceHolder 1" presentation:style-name="Title_20_Only-title" draw:layer="backgroundobjects" svg:width="25.195cm" svg:height="3.506cm" svg:x="1.399cm" svg:y="0.835cm" presentation:class="title" presentation:placeholder="true" presentation:user-transformed="true">
        <draw:text-box/>
      </draw:frame>
      <draw:frame presentation:style-name="Title_20_Only-outline1" draw:layer="backgroundobjects" svg:width="25.2cm" svg:height="12.178cm" svg:x="1.4cm" svg:y="4.913cm" presentation:class="outline" presentation:placeholder="true">
        <draw:text-box/>
      </draw:frame>
      <presentation:notes style:page-layout-name="PM0">
        <draw:page-thumbnail presentation:style-name="Title_20_Only-title" draw:layer="backgroundobjects" svg:width="13.969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laceHolder 1" presentation:style-name="Default-title" draw:layer="backgroundobjects" svg:width="25.195cm" svg:height="3.506cm" svg:x="1.399cm" svg:y="0.835cm" presentation:class="title" presentation:placeholder="true" presentation:user-transformed="true">
        <draw:text-box/>
      </draw:frame>
      <draw:frame draw:name="PlaceHolder 2" presentation:style-name="Default-outline1" draw:layer="backgroundobjects" svg:width="25.195cm" svg:height="12.175cm" svg:x="1.399cm" svg:y="4.912cm" presentation:class="outline" presentation:placeholder="true" presentation:user-transformed="true">
        <draw:text-box/>
      </draw:frame>
      <presentation:notes style:page-layout-name="PM0">
        <draw:page-thumbnail presentation:style-name="Default-title" draw:layer="backgroundobjects" svg:width="13.969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PlaceHolder 1" presentation:style-name="Default_20_1-title" draw:layer="backgroundobjects" svg:width="25.195cm" svg:height="3.506cm" svg:x="1.399cm" svg:y="0.835cm" presentation:class="title" presentation:placeholder="true" presentation:user-transformed="true">
        <draw:text-box/>
      </draw:frame>
      <draw:frame draw:name="PlaceHolder 2" presentation:style-name="Default_20_1-outline1" draw:layer="backgroundobjects" svg:width="25.195cm" svg:height="12.175cm" svg:x="1.399cm" svg:y="4.912cm" presentation:class="outline" presentation:placeholder="true" presentation:user-transformed="true">
        <draw:text-box/>
      </draw:frame>
      <presentation:notes style:page-layout-name="PM0">
        <draw:page-thumbnail presentation:style-name="Default_20_1-title" draw:layer="backgroundobjects" svg:width="13.969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30T00:10:04</meta:creation-date>
    <dc:language>pt-BR</dc:language>
    <dc:date>2019-10-08T14:37:07.048888243</dc:date>
    <meta:editing-cycles>8</meta:editing-cycles>
    <meta:editing-duration>PT16M29S</meta:editing-duration>
    <meta:generator>LibreOffice/6.0.7.3$Linux_X86_64 LibreOffice_project/00m0$Build-3</meta:generator>
    <meta:document-statistic meta:object-count="112"/>
  </office:meta>
</office:document-meta>
</file>